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0.0657in" svg:height="0.1866in" svg:x="5.2409in" svg:y="0in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0.0657in" svg:height="0.1866in" svg:x="15.7858in" svg:y="0in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65in" svg:height="3.5453in" svg:x="2.9693in" svg:y="3.5449in">
            <draw:object draw:notify-on-update-of-ranges="Sheet1.G1:Sheet1.G1 Sheet1.H1:Sheet1.K1 Sheet1.G2:Sheet1.G2 Sheet1.H2:Sheet1.K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61in" svg:height="3.5449in" svg:x="12.9071in" svg:y="2.3634in">
            <draw:object draw:notify-on-update-of-ranges="Sheet1.S1:Sheet1.S1 Sheet1.T1:Sheet1.W1 Sheet1.S2:Sheet1.S2 Sheet1.T2:Sheet1.W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2" table:default-cell-style-name="Default"/>
        <table:table-row table:style-name="ro1"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Asm+4</text:p>
          </table:table-cell>
          <table:table-cell office:value-type="string" calcext:value-type="string">
            <text:p>Asm+8</text:p>
          </table:table-cell>
          <table:table-cell office:value-type="string" calcext:value-type="string">
            <text:p>Asm+16</text:p>
          </table:table-cell>
          <table:table-cell/>
          <table:table-cell office:value-type="string" calcext:value-type="string">
            <text:p>promedio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m+4</text:p>
          </table:table-cell>
          <table:table-cell office:value-type="string" calcext:value-type="string">
            <text:p>Asm+8</text:p>
          </table:table-cell>
          <table:table-cell office:value-type="string" calcext:value-type="string">
            <text:p>Asm+16</text:p>
          </table:table-cell>
          <table:table-cell/>
          <table:table-cell office:value-type="string" calcext:value-type="string">
            <text:p>suma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m+4</text:p>
          </table:table-cell>
          <table:table-cell office:value-type="string" calcext:value-type="string">
            <text:p>Asm+8</text:p>
          </table:table-cell>
          <table:table-cell office:value-type="string" calcext:value-type="string">
            <text:p>Asm+16</text:p>
          </table:table-cell>
          <table:table-cell/>
          <table:table-cell office:value-type="string" calcext:value-type="string">
            <text:p>var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m+4</text:p>
          </table:table-cell>
          <table:table-cell office:value-type="string" calcext:value-type="string">
            <text:p>Asm+8</text:p>
          </table:table-cell>
          <table:table-cell office:value-type="string" calcext:value-type="string">
            <text:p>Asm+16</text:p>
          </table:table-cell>
        </table:table-row>
        <table:table-row table:style-name="ro1">
          <table:table-cell/>
          <table:table-cell office:value-type="float" office:value="47083712" calcext:value-type="float">
            <text:p>47083712</text:p>
          </table:table-cell>
          <table:table-cell office:value-type="float" office:value="47210392" calcext:value-type="float">
            <text:p>47210392</text:p>
          </table:table-cell>
          <table:table-cell office:value-type="float" office:value="52198856" calcext:value-type="float">
            <text:p>52198856</text:p>
          </table:table-cell>
          <table:table-cell office:value-type="float" office:value="48505920" calcext:value-type="float">
            <text:p>48505920</text:p>
          </table:table-cell>
          <table:table-cell table:number-columns-repeated="2"/>
          <table:table-cell table:formula="of:=AVERAGE([.B4:.B9])" office:value-type="float" office:value="74661478.6666667" calcext:value-type="float">
            <text:p>74661478.6666667</text:p>
          </table:table-cell>
          <table:table-cell table:formula="of:=AVERAGE([.C4:.C9])" office:value-type="float" office:value="84364392" calcext:value-type="float">
            <text:p>84364392</text:p>
          </table:table-cell>
          <table:table-cell table:formula="of:=AVERAGE([.D4:.D9])" office:value-type="float" office:value="113629872" calcext:value-type="float">
            <text:p>113629872</text:p>
          </table:table-cell>
          <table:table-cell table:formula="of:=AVERAGE([.E4:.E9])" office:value-type="float" office:value="103640480" calcext:value-type="float">
            <text:p>103640480</text:p>
          </table:table-cell>
          <table:table-cell table:number-columns-repeated="2"/>
          <table:table-cell table:formula="of:=([.B4]-[.H$2])^2" office:value-type="float" office:value="155866402391511" calcext:value-type="float">
            <text:p>155866402391511</text:p>
          </table:table-cell>
          <table:table-cell table:formula="of:=([.C4]-[.I$2])^2" office:value-type="float" office:value="592322278379584" calcext:value-type="float">
            <text:p>592322278379584</text:p>
          </table:table-cell>
          <table:table-cell table:formula="of:=([.D4]-[.J$2])^2" office:value-type="float" office:value="439623140364864" calcext:value-type="float">
            <text:p>439623140364864</text:p>
          </table:table-cell>
          <table:table-cell table:formula="of:=([.E4]-[.K$2])^2" office:value-type="float" office:value="1.4571748751616E+015" calcext:value-type="float">
            <text:p>1457174875161600</text:p>
          </table:table-cell>
          <table:table-cell table:number-columns-repeated="2"/>
          <table:table-cell table:formula="of:=SUM([.N2:.N7])/6" office:value-type="float" office:value="138962899761140" calcext:value-type="float">
            <text:p>138962899761140</text:p>
          </table:table-cell>
          <table:table-cell table:formula="of:=SUM([.O2:.O7])/6" office:value-type="float" office:value="643881054570069" calcext:value-type="float">
            <text:p>643881054570069</text:p>
          </table:table-cell>
          <table:table-cell table:formula="of:=SUM([.P2:.P7])/6" office:value-type="float" office:value="192033245991765" calcext:value-type="float">
            <text:p>192033245991765</text:p>
          </table:table-cell>
          <table:table-cell table:formula="of:=SUM([.Q2:.Q7])/6" office:value-type="float" office:value="1.81760688222089E+015" calcext:value-type="float">
            <text:p>1817606882220890</text:p>
          </table:table-cell>
        </table:table-row>
        <table:table-row table:style-name="ro1">
          <table:table-cell/>
          <table:table-cell office:value-type="float" office:value="53030736" calcext:value-type="float">
            <text:p>53030736</text:p>
          </table:table-cell>
          <table:table-cell office:value-type="float" office:value="52621312" calcext:value-type="float">
            <text:p>52621312</text:p>
          </table:table-cell>
          <table:table-cell office:value-type="float" office:value="59817672" calcext:value-type="float">
            <text:p>59817672</text:p>
          </table:table-cell>
          <table:table-cell office:value-type="float" office:value="53075048" calcext:value-type="float">
            <text:p>53075048</text:p>
          </table:table-cell>
          <table:table-cell table:number-columns-repeated="8"/>
          <table:table-cell table:formula="of:=([.B5]-[.H$2])^2" office:value-type="float" office:value="104017615604141" calcext:value-type="float">
            <text:p>104017615604141</text:p>
          </table:table-cell>
          <table:table-cell table:formula="of:=([.C5]-[.I$2])^2" office:value-type="float" office:value="385858763450944" calcext:value-type="float">
            <text:p>385858763450944</text:p>
          </table:table-cell>
          <table:table-cell table:formula="of:=([.D5]-[.J$2])^2" office:value-type="float" office:value="18537846913600" calcext:value-type="float">
            <text:p>18537846913600</text:p>
          </table:table-cell>
          <table:table-cell table:formula="of:=([.E5]-[.K$2])^2" office:value-type="float" office:value="1.2998822630544E+015" calcext:value-type="float">
            <text:p>12998822630544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62176832" calcext:value-type="float">
            <text:p>62176832</text:p>
          </table:table-cell>
          <table:table-cell office:value-type="float" office:value="60026720" calcext:value-type="float">
            <text:p>60026720</text:p>
          </table:table-cell>
          <table:table-cell office:value-type="float" office:value="92662680" calcext:value-type="float">
            <text:p>92662680</text:p>
          </table:table-cell>
          <table:table-cell office:value-type="float" office:value="65467520" calcext:value-type="float">
            <text:p>65467520</text:p>
          </table:table-cell>
          <table:table-cell table:number-columns-repeated="8"/>
          <table:table-cell table:formula="of:=([.B6]-[.H$2])^2" office:value-type="float" office:value="26175652515415.2" calcext:value-type="float">
            <text:p>26175652515415.2</text:p>
          </table:table-cell>
          <table:table-cell table:formula="of:=([.C6]-[.I$2])^2" office:value-type="float" office:value="164728189283904" calcext:value-type="float">
            <text:p>164728189283904</text:p>
          </table:table-cell>
          <table:table-cell table:formula="of:=([.D6]-[.J$2])^2" office:value-type="float" office:value="15820092592704" calcext:value-type="float">
            <text:p>15820092592704</text:p>
          </table:table-cell>
          <table:table-cell table:formula="of:=([.E6]-[.K$2])^2" office:value-type="float" office:value="153211517202496" calcext:value-type="float">
            <text:p>153211517202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462576" calcext:value-type="float">
            <text:p>64462576</text:p>
          </table:table-cell>
          <table:table-cell office:value-type="float" office:value="64721104" calcext:value-type="float">
            <text:p>64721104</text:p>
          </table:table-cell>
          <table:table-cell office:value-type="float" office:value="109324312" calcext:value-type="float">
            <text:p>109324312</text:p>
          </table:table-cell>
          <table:table-cell office:value-type="float" office:value="67586600" calcext:value-type="float">
            <text:p>67586600</text:p>
          </table:table-cell>
          <table:table-cell table:number-columns-repeated="8"/>
          <table:table-cell table:formula="of:=([.B7]-[.H$2])^2" office:value-type="float" office:value="7679630728748.47" calcext:value-type="float">
            <text:p>7679630728748.47</text:p>
          </table:table-cell>
          <table:table-cell table:formula="of:=([.C7]-[.I$2])^2" office:value-type="float" office:value="149261735121984" calcext:value-type="float">
            <text:p>149261735121984</text:p>
          </table:table-cell>
          <table:table-cell table:formula="of:=([.D7]-[.J$2])^2" office:value-type="float" office:value="12880404189184" calcext:value-type="float">
            <text:p>12880404189184</text:p>
          </table:table-cell>
          <table:table-cell table:formula="of:=([.E7]-[.K$2])^2" office:value-type="float" office:value="8065827201600" calcext:value-type="float">
            <text:p>80658272016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69545264" calcext:value-type="float">
            <text:p>69545264</text:p>
          </table:table-cell>
          <table:table-cell office:value-type="float" office:value="71529744" calcext:value-type="float">
            <text:p>71529744</text:p>
          </table:table-cell>
          <table:table-cell office:value-type="float" office:value="109652424" calcext:value-type="float">
            <text:p>109652424</text:p>
          </table:table-cell>
          <table:table-cell office:value-type="float" office:value="91262616" calcext:value-type="float">
            <text:p>91262616</text:p>
          </table:table-cell>
          <table:table-cell table:number-columns-repeated="8"/>
          <table:table-cell table:formula="of:=([.B8]-[.H$2])^2" office:value-type="float" office:value="85645720892673.7" calcext:value-type="float">
            <text:p>85645720892673.7</text:p>
          </table:table-cell>
          <table:table-cell table:formula="of:=([.C8]-[.I$2])^2" office:value-type="float" office:value="615643283865600" calcext:value-type="float">
            <text:p>615643283865600</text:p>
          </table:table-cell>
          <table:table-cell table:formula="of:=([.D8]-[.J$2])^2" office:value-type="float" office:value="71878111785216" calcext:value-type="float">
            <text:p>71878111785216</text:p>
          </table:table-cell>
          <table:table-cell table:formula="of:=([.E8]-[.K$2])^2" office:value-type="float" office:value="5334841600" calcext:value-type="float">
            <text:p>53348416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71890264" calcext:value-type="float">
            <text:p>71890264</text:p>
          </table:table-cell>
          <table:table-cell office:value-type="float" office:value="72147120" calcext:value-type="float">
            <text:p>72147120</text:p>
          </table:table-cell>
          <table:table-cell office:value-type="float" office:value="110040944" calcext:value-type="float">
            <text:p>110040944</text:p>
          </table:table-cell>
          <table:table-cell office:value-type="float" office:value="100800440" calcext:value-type="float">
            <text:p>100800440</text:p>
          </table:table-cell>
          <table:table-cell table:number-columns-repeated="8"/>
          <table:table-cell table:formula="of:=([.B9]-[.H$2])^2" office:value-type="float" office:value="454392376434348" calcext:value-type="float">
            <text:p>454392376434348</text:p>
          </table:table-cell>
          <table:table-cell table:formula="of:=([.C9]-[.I$2])^2" office:value-type="float" office:value="1.9554720773184E+015" calcext:value-type="float">
            <text:p>1955472077318400</text:p>
          </table:table-cell>
          <table:table-cell table:formula="of:=([.D9]-[.J$2])^2" office:value-type="float" office:value="593459880105024" calcext:value-type="float">
            <text:p>593459880105024</text:p>
          </table:table-cell>
          <table:table-cell table:formula="of:=([.E9]-[.K$2])^2" office:value-type="float" office:value="7.98730147586362E+015" calcext:value-type="float">
            <text:p>79873014758636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83915976" calcext:value-type="float">
            <text:p>83915976</text:p>
          </table:table-cell>
          <table:table-cell office:value-type="float" office:value="109176552" calcext:value-type="float">
            <text:p>109176552</text:p>
          </table:table-cell>
          <table:table-cell office:value-type="float" office:value="122107968" calcext:value-type="float">
            <text:p>122107968</text:p>
          </table:table-cell>
          <table:table-cell office:value-type="float" office:value="103713520" calcext:value-type="float">
            <text:p>10371352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5977960" calcext:value-type="float">
            <text:p>95977960</text:p>
          </table:table-cell>
          <table:table-cell office:value-type="float" office:value="128585112" calcext:value-type="float">
            <text:p>128585112</text:p>
          </table:table-cell>
          <table:table-cell office:value-type="float" office:value="137990904" calcext:value-type="float">
            <text:p>137990904</text:p>
          </table:table-cell>
          <table:table-cell office:value-type="float" office:value="193012184" calcext:value-type="float">
            <text:p>19301218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1108888" calcext:value-type="float">
            <text:p>111108888</text:p>
          </table:table-cell>
          <table:table-cell office:value-type="float" office:value="160269680" calcext:value-type="float">
            <text:p>160269680</text:p>
          </table:table-cell>
          <table:table-cell office:value-type="float" office:value="141279008" calcext:value-type="float">
            <text:p>141279008</text:p>
          </table:table-cell>
          <table:table-cell office:value-type="float" office:value="218618376" calcext:value-type="float">
            <text:p>21861837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20693712" calcext:value-type="float">
            <text:p>120693712</text:p>
          </table:table-cell>
          <table:table-cell office:value-type="float" office:value="187226712" calcext:value-type="float">
            <text:p>187226712</text:p>
          </table:table-cell>
          <table:table-cell office:value-type="float" office:value="154196472" calcext:value-type="float">
            <text:p>154196472</text:p>
          </table:table-cell>
          <table:table-cell office:value-type="float" office:value="231378104" calcext:value-type="float">
            <text:p>231378104</text:p>
          </table:table-cell>
          <table:table-cell table:number-columns-repeated="18"/>
        </table:table-row>
      </table:table>
      <table:named-expressions/>
      <table:database-ranges>
        <table:database-range table:name="__Anonymous_Sheet_DB__0" table:target-range-address="Sheet1.E2:Sheet1.E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8">00/00/0000</text:date>, <text:time style:data-style-name="N2" text:time-value="12:19:09.5436768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8T12:20:59.187905126</dc:date>
    <meta:generator>LibreOffice/4.2.6.3$Linux_X86_64 LibreOffice_project/420m0$Build-3</meta:generator>
    <meta:editing-duration>PT40S</meta:editing-duration>
    <meta:editing-cycles>3</meta:editing-cycles>
    <meta:document-statistic meta:table-count="1" meta:cell-count="91" meta:object-count="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4cm" svg:height="9.006cm" xlink:href=".." xlink:type="simple" chart:class="chart:bar" chart:style-name="ch1">
        <chart:title svg:x="5.612cm" svg:y="0.316cm" chart:style-name="ch2">
          <text:p>Performance Fierpinski</text:p>
        </chart:title>
        <chart:subtitle svg:x="3.746cm" svg:y="1.301cm" chart:style-name="ch3">
          <text:p>Variando Cantidad Operaciones lectura-escritura</text:p>
        </chart:subtitle>
        <chart:plot-area chart:style-name="ch4" table:cell-range-address="Sheet1.G1:Sheet1.K2" chart:data-source-has-labels="both" svg:x="1.33cm" svg:y="2.37cm" svg:width="14.026cm" svg:height="6.036cm">
          <chartooo:coordinate-region svg:x="3.248cm" svg:y="2.569cm" svg:width="12.108cm" svg:height="5.19cm"/>
          <chart:axis chart:dimension="x" chart:name="primary-x" chart:style-name="ch5" chartooo:axis-type="auto">
            <chartooo:date-scale/>
            <chart:categories table:cell-range-address="Sheet1.H1:Sheet1.K1"/>
          </chart:axis>
          <chart:axis chart:dimension="y" chart:name="primary-y" chart:style-name="ch6">
            <chart:title svg:x="0.451cm" svg:y="5.974cm" chart:style-name="ch7">
              <text:p>Tiempo</text:p>
            </chart:title>
            <chart:grid chart:style-name="ch8" chart:class="major"/>
          </chart:axis>
          <chart:series chart:style-name="ch9" chart:values-cell-range-address="Sheet1.H2:Sheet1.K2" chart:label-cell-address="Sheet1.G2:Sheet1.G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H1:Sheet1.K1</svg:desc>
                </draw:g>
              </table:table-cell>
              <table:table-cell office:value-type="string">
                <text:p>Asm+4</text:p>
              </table:table-cell>
              <table:table-cell office:value-type="string">
                <text:p>Asm+8</text:p>
              </table:table-cell>
              <table:table-cell office:value-type="string">
                <text:p>Asm+16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G2:Sheet1.G2</svg:desc>
                </draw:g>
              </table:table-cell>
              <table:table-cell office:value-type="float" office:value="74661478.6666667">
                <text:p>74661478.6666667</text:p>
                <draw:g>
                  <svg:desc>Sheet1.H2:Sheet1.K2</svg:desc>
                </draw:g>
              </table:table-cell>
              <table:table-cell office:value-type="float" office:value="84364392">
                <text:p>84364392</text:p>
              </table:table-cell>
              <table:table-cell office:value-type="float" office:value="113629872">
                <text:p>113629872</text:p>
              </table:table-cell>
              <table:table-cell office:value-type="float" office:value="103640480">
                <text:p>10364048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bar" chart:style-name="ch1">
        <chart:title svg:x="4.738cm" svg:y="0.316cm" chart:style-name="ch2">
          <text:p>Varianza Performance Serpinski</text:p>
        </chart:title>
        <chart:subtitle svg:x="3.534cm" svg:y="1.301cm" chart:style-name="ch3">
          <text:p>Variando Cantidad de operaciones lectura-escritura</text:p>
        </chart:subtitle>
        <chart:plot-area chart:style-name="ch4" table:cell-range-address="Sheet1.S1:Sheet1.W2" chart:data-source-has-labels="both" svg:x="0.769cm" svg:y="2.37cm" svg:width="14.586cm" svg:height="6.035cm">
          <chartooo:coordinate-region svg:x="3.983cm" svg:y="2.569cm" svg:width="11.372cm" svg:height="5.189cm"/>
          <chart:axis chart:dimension="x" chart:name="primary-x" chart:style-name="ch5" chartooo:axis-type="auto">
            <chartooo:date-scale/>
            <chart:categories table:cell-range-address="Sheet1.T1:Sheet1.W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T2:Sheet1.W2" chart:label-cell-address="Sheet1.S2:Sheet1.S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T1:Sheet1.W1</svg:desc>
                </draw:g>
              </table:table-cell>
              <table:table-cell office:value-type="string">
                <text:p>Asm+4</text:p>
              </table:table-cell>
              <table:table-cell office:value-type="string">
                <text:p>Asm+8</text:p>
              </table:table-cell>
              <table:table-cell office:value-type="string">
                <text:p>Asm+16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S2:Sheet1.S2</svg:desc>
                </draw:g>
              </table:table-cell>
              <table:table-cell office:value-type="float" office:value="138962899761140">
                <text:p>138962899761140</text:p>
                <draw:g>
                  <svg:desc>Sheet1.T2:Sheet1.W2</svg:desc>
                </draw:g>
              </table:table-cell>
              <table:table-cell office:value-type="float" office:value="643881054570069">
                <text:p>643881054570069</text:p>
              </table:table-cell>
              <table:table-cell office:value-type="float" office:value="192033245991765">
                <text:p>192033245991765</text:p>
              </table:table-cell>
              <table:table-cell office:value-type="float" office:value="1.81760688222089E+015">
                <text:p>1.81760688222089E+0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